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antPool.Constant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stantPool.getUTF8Entry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stantPool.resolv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stantPool.getClassEntry( String class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stantPool.getConstantEntry( Object constant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stantPool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Pool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stantPool.getMethodRefEntry( String methodClassName , String methodName , String methodTyp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stantPool.read( DataInputStream class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stantPool.getFieldRefEntry( String fieldClassName , String fieldName , String fieldTyp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stantPool.addEntry( ConstantPoolEntry ent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stantPool.getEntry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Pool.getInterfaceMethodRefEntry( String interfaceMethodClassName , String interfaceMethodName , String interfaceMethodTyp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nstantPool.getNameAndTypeEntry( String name , String 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